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1.501cm"/>
    </style:style>
    <style:style style:name="P2" style:family="paragraph" style:parent-style-name="Standard">
      <style:paragraph-properties fo:margin-left="-0.501cm"/>
    </style:style>
    <style:style style:name="P3" style:family="paragraph" style:parent-style-name="Standard">
      <style:paragraph-properties fo:margin-left="0.25cm"/>
    </style:style>
    <style:style style:name="P4" style:family="paragraph" style:parent-style-name="Standard">
      <style:paragraph-properties fo:margin-left="0.501cm"/>
    </style:style>
    <style:style style:name="P5" style:family="paragraph" style:parent-style-name="Standard">
      <style:paragraph-properties fo:margin-left="-1.501cm"/>
      <style:text-properties fo:font-size="14pt" style:font-size-asian="14pt" style:font-name-complex="Calibri1" style:font-size-complex="14pt"/>
    </style:style>
    <style:style style:name="P6" style:family="paragraph" style:parent-style-name="Standard">
      <loext:graphic-properties draw:fill="solid" draw:fill-color="#ffffff"/>
      <style:paragraph-properties fo:margin-left="0.25cm" fo:margin-top="0.494cm" fo:margin-bottom="0.494cm" style:contextual-spacing="false" fo:line-height="100%" fo:background-color="#ffffff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4pt" style:font-size-asian="14pt" style:font-name-complex="Calibri1" style:font-size-complex="14pt"/>
    </style:style>
    <style:style style:name="T3" style:family="text">
      <style:text-properties fo:font-size="14pt" fo:font-weight="normal" style:font-size-asian="14pt" style:font-weight-asian="normal" style:font-name-complex="Calibri1" style:font-size-complex="14pt" style:font-weight-complex="normal"/>
    </style:style>
    <style:style style:name="T4" style:family="text">
      <style:text-properties fo:font-size="14pt" fo:font-weight="normal" style:font-size-asian="14pt" style:font-weight-asian="normal" style:font-name-complex="Calibri1" style:font-size-complex="14pt" style:font-weight-complex="normal"/>
    </style:style>
    <style:style style:name="T5" style:family="text">
      <style:text-properties fo:font-size="14pt" fo:font-weight="normal" officeooo:rsid="001415c4" style:font-size-asian="14pt" style:font-weight-asian="normal" style:font-name-complex="Calibri1" style:font-size-complex="14pt" style:font-weight-complex="normal"/>
    </style:style>
    <style:style style:name="T6" style:family="text">
      <style:text-properties fo:font-size="14pt" fo:font-weight="normal" officeooo:rsid="0015faff" style:font-size-asian="14pt" style:font-weight-asian="normal" style:font-name-complex="Calibri1" style:font-size-complex="14pt" style:font-weight-complex="normal"/>
    </style:style>
    <style:style style:name="T7" style:family="text">
      <style:text-properties fo:font-size="14pt" fo:language="en" fo:country="US" fo:font-weight="normal" style:font-size-asian="14pt" style:font-weight-asian="normal" style:font-name-complex="Calibri1" style:font-size-complex="14pt" style:font-weight-complex="normal"/>
    </style:style>
    <style:style style:name="T8" style:family="text">
      <style:text-properties fo:font-size="14pt" fo:language="en" fo:country="US" fo:font-weight="normal" officeooo:rsid="001415c4" style:font-size-asian="14pt" style:font-weight-asian="normal" style:font-name-complex="Calibri1" style:font-size-complex="14pt" style:font-weight-complex="normal"/>
    </style:style>
    <style:style style:name="T9" style:family="text">
      <style:text-properties fo:color="#19191a" loext:opacity="100%" style:font-name="Arial" fo:font-size="12pt" style:letter-kerning="false" style:font-name-asian="Times New Roman" style:font-size-asian="12pt" style:language-asian="ru" style:country-asian="RU" style:font-name-complex="Arial1" style:font-size-complex="12pt"/>
    </style:style>
    <style:style style:name="T10" style:family="text">
      <style:text-properties fo:color="#19191a" loext:opacity="100%" style:font-name="Arial" fo:font-size="12pt" officeooo:rsid="0015faff" style:letter-kerning="false" style:font-name-asian="Times New Roman" style:font-size-asian="12pt" style:language-asian="ru" style:country-asian="RU" style:font-name-complex="Arial1" style:font-size-complex="12pt"/>
    </style:style>
    <style:style style:name="T11" style:family="text">
      <style:text-properties fo:color="#19191a" loext:opacity="100%" style:font-name="Arial" fo:font-size="12pt" fo:font-weight="normal" style:letter-kerning="false" style:font-name-asian="Times New Roman" style:font-size-asian="12pt" style:language-asian="ru" style:country-asian="RU" style:font-weight-asian="normal" style:font-name-complex="Arial1" style:font-size-complex="12pt" style:font-weight-complex="normal"/>
    </style:style>
    <style:style style:name="T12" style:family="text">
      <style:text-properties fo:font-size="72pt" fo:font-weight="normal" style:font-size-asian="72pt" style:font-weight-asian="normal" style:font-name-complex="Calibri1" style:font-size-complex="72pt" style:font-weight-complex="normal"/>
    </style:style>
    <style:style style:name="T13" style:family="text">
      <style:text-properties fo:font-size="72pt" fo:font-weight="normal" style:font-size-asian="72pt" style:font-weight-asian="normal" style:font-name-complex="Calibri1" style:font-size-complex="7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Strong_20_Emphasis"><text:span text:style-name="T1">1. ОБЩИЕ ПОЛОЖЕНИЯ </text:span></text:span><text:span text:style-name="T1"/></text:p>
      <text:p text:style-name="P2" loext:marker-style-name="T3"><text:span text:style-name="Strong_20_Emphasis"><text:span text:style-name="T3">1.1. Настоящее Пользовательское соглашение (далее - Соглашение) относится к сайту </text:span></text:span><text:span text:style-name="Strong_20_Emphasis"><text:span text:style-name="T5">baggins</text:span></text:span><text:span text:style-name="Strong_20_Emphasis"><text:span text:style-name="T3">.ru, расположенному по адресу https://www.</text:span></text:span><text:span text:style-name="Strong_20_Emphasis"><text:span text:style-name="T5">baggins</text:span></text:span><text:span text:style-name="Strong_20_Emphasis"><text:span text:style-name="T3">.ru</text:span></text:span></text:p>
      <text:p text:style-name="P2" loext:marker-style-name="T3"><text:span text:style-name="Strong_20_Emphasis"><text:span text:style-name="T3">1.2. Сайт </text:span></text:span><text:span text:style-name="Strong_20_Emphasis"><text:span text:style-name="T5">baggins</text:span></text:span><text:span text:style-name="Strong_20_Emphasis"><text:span text:style-name="T3">.ru (далее - Сайт) является собственностью юридического лица </text:span></text:span><text:span text:style-name="Strong_20_Emphasis"><text:span text:style-name="T8">Baggins</text:span></text:span><text:span text:style-name="Strong_20_Emphasis"><text:span text:style-name="T3"> </text:span></text:span><text:span text:style-name="Strong_20_Emphasis"><text:span text:style-name="T7">Hotel</text:span></text:span><text:span text:style-name="Strong_20_Emphasis"><text:span text:style-name="T3"> (ИНН- 5032111175, адрес регистрации: набережная </text:span></text:span><text:span text:style-name="Strong_20_Emphasis"><text:span text:style-name="T5">Смоленская набережная, 12</text:span></text:span><text:span text:style-name="Strong_20_Emphasis"><text:span text:style-name="T3">) </text:span></text:span></text:p>
      <text:p text:style-name="P2" loext:marker-style-name="T3"><text:span text:style-name="Strong_20_Emphasis"><text:span text:style-name="T3">1.3. Настоящее Соглашение регулирует отношения между Администрацией сайта https://www.</text:span></text:span><text:span text:style-name="Strong_20_Emphasis"><text:span text:style-name="T5">baggins</text:span></text:span><text:span text:style-name="Strong_20_Emphasis"><text:span text:style-name="T3">.ru (далее - Администрация сайта) и Пользователем данного Сайта.</text:span></text:span></text:p>
      <text:p text:style-name="P2" loext:marker-style-name="T3"><text:span text:style-name="Strong_20_Emphasis"><text:span text:style-name="T3">1.4. Администрация сайта оставляет за собой право в любое время изменять, добавлять или удалять пункты настоящего Соглашения без уведомления Пользователя.</text:span></text:span><text:span text:style-name="T3"/></text:p>
      <text:p text:style-name="P2" loext:marker-style-name="T3"><text:span text:style-name="Strong_20_Emphasis"><text:span text:style-name="T3">1.5. Использование Сайта Пользователем означает принятие Соглашения и изменений, внесенных в настоящее Соглашение.</text:span></text:span><text:span text:style-name="T3"/></text:p>
      <text:p text:style-name="P2" loext:marker-style-name="T3"><text:span text:style-name="Strong_20_Emphasis"><text:span text:style-name="T3">1.6. Пользователь несет персональную ответственность за проверку настоящего Соглашения на наличие изменений в нем.</text:span></text:span><text:span text:style-name="T3"/></text:p>
      <text:p text:style-name="P1" loext:marker-style-name="T1"><text:span text:style-name="Strong_20_Emphasis"><text:span text:style-name="T1">2. ОПРЕДЕЛЕНИЯ ТЕРМИНОВ</text:span></text:span><text:span text:style-name="T1"/></text:p>
      <text:p text:style-name="P2" loext:marker-style-name="T3"><text:span text:style-name="Strong_20_Emphasis"><text:span text:style-name="T3">2.1. Перечисленные ниже термины имеют для целей настоящего Соглашения следующее значение: </text:span></text:span><text:span text:style-name="T3"/></text:p>
      <text:p text:style-name="P3" loext:marker-style-name="T3"><text:span text:style-name="Strong_20_Emphasis"><text:span text:style-name="T3">2.1.1 </text:span></text:span><text:span text:style-name="Strong_20_Emphasis"><text:span text:style-name="T5">baggins</text:span></text:span><text:span text:style-name="Strong_20_Emphasis"><text:span text:style-name="T3">.ru- Интернет-ресурс, расположенный на доменном имени https://www.</text:span></text:span><text:span text:style-name="Strong_20_Emphasis"><text:span text:style-name="T5">baggins</text:span></text:span><text:span text:style-name="Strong_20_Emphasis"><text:span text:style-name="T3">.ru, осуществляющий свою деятельность посредством Интернет-ресурса и сопутствующих ему сервисов (далее - Сайт). </text:span></text:span></text:p>
      <text:p text:style-name="P3" loext:marker-style-name="T3"><text:span text:style-name="Strong_20_Emphasis"><text:span text:style-name="T3">2.1.2. </text:span></text:span><text:span text:style-name="Strong_20_Emphasis"><text:span text:style-name="T5">baggins</text:span></text:span><text:span text:style-name="Strong_20_Emphasis"><text:span text:style-name="T3">.ru- сайт, содержащий информацию о Товарах и/или Услугах и/или Иных ценностях для пользователя, Продавце и/или Исполнителе услуг, позволяющий осуществить выбор, заказ и (или) приобретение Товара, и/или получение услуги. </text:span></text:span></text:p>
      <text:p text:style-name="P3" loext:marker-style-name="T3"><text:span text:style-name="Strong_20_Emphasis"><text:span text:style-name="T3">2.1.3. Администрация сайта - уполномоченные сотрудники на управления Сайтом, действующие от имени юридического лица, ОРГАНИЗАЦИЯ.</text:span></text:span><text:span text:style-name="T3"/></text:p>
      <text:p text:style-name="P3" loext:marker-style-name="T3"><text:span text:style-name="Strong_20_Emphasis"><text:span text:style-name="T3"><text:s/>2.1.4. Пользователь сайта (далее - Пользователь) - лицо, имеющее доступ к Сайту, посредством сети Интернет и использующее Сайт.</text:span></text:span><text:span text:style-name="T3"/></text:p>
      <text:p text:style-name="P3" loext:marker-style-name="T3"><text:soft-page-break/><text:span text:style-name="Strong_20_Emphasis"><text:span text:style-name="T3">2.1.5. Содержание сайта (далее - Содержание) - охраняемые результаты интеллектуальной деятельности, включая тексты литературных произведений, их названия, предисловия, аннотации, статьи, иллюстрации, обложки, музыкальные произведения с текстом или без текста, графические, текстовые, фотографические, производные, составные и иные произведения, пользовательские интерфейсы, визуальные интерфейсы, названия товарных знаков, логотипы, программы для ЭВМ, базы данных, а также дизайн, структура, выбор, координация, внешний вид, общий стиль и расположение данного Содержания, входящего в состав Сайта и другие объекты интеллектуальной собственности все вместе и/или по отдельности, содержащиеся на сайте https://www.</text:span></text:span><text:span text:style-name="Strong_20_Emphasis"><text:span text:style-name="T6">baggins</text:span></text:span><text:span text:style-name="Strong_20_Emphasis"><text:span text:style-name="T3">.ru.  </text:span></text:span></text:p>
      <text:p text:style-name="P1" loext:marker-style-name="T1"><text:span text:style-name="Strong_20_Emphasis"><text:span text:style-name="T1">3. ПРЕДМЕТ СОГЛАШЕНИЯ </text:span></text:span><text:span text:style-name="T1"/></text:p>
      <text:p text:style-name="P2" loext:marker-style-name="T3"><text:span text:style-name="Strong_20_Emphasis"><text:span text:style-name="T3">3.1. Предметом настоящего Соглашения является предоставление Пользователю доступа к содержащимся на Сайте Товарам и/или оказываемым услугам. </text:span></text:span><text:span text:style-name="T3"/></text:p>
      <text:p text:style-name="P4" loext:marker-style-name="T3"><text:span text:style-name="Strong_20_Emphasis"><text:span text:style-name="T3">3.1.1. Сайт предоставляет Пользователю следующие виды услуг (сервисов): • предоставление Пользователю возможности размещения сообщений, комментариев, рецензий Пользователей, выставления оценок контенту сайта; • ознакомление с товарами/услугами, размещенными на Сайте; • выбор и заказ товаров/услуг для осуществления последующей покупки или оформления на данном Сайте. </text:span></text:span><text:span text:style-name="T3"/></text:p>
      <text:p text:style-name="P4" loext:marker-style-name="T3"><text:span text:style-name="Strong_20_Emphasis"><text:span text:style-name="T3">3.1.2. Под действие настоящего Соглашения подпадают все существующие (реально функционирующие) на данный момент услуги (сервисы) Сайта, а также любые их последующие модификации и появляющиеся в дальнейшем дополнительные услуги (сервисы).</text:span></text:span><text:span text:style-name="T3"/></text:p>
      <text:p text:style-name="P2" loext:marker-style-name="T3"><text:span text:style-name="Strong_20_Emphasis"><text:span text:style-name="T3">3.2. Доступ к сайту предоставляется на бесплатной основе.</text:span></text:span><text:span text:style-name="T3"/></text:p>
      <text:p text:style-name="P2" loext:marker-style-name="T3"><text:span text:style-name="Strong_20_Emphasis"><text:span text:style-name="T3">3.3. Настоящее Соглашение является публичной офертой. Получая доступ к Сайту, Пользователь считается присоединившимся к настоящему Соглашению.</text:span></text:span><text:span text:style-name="T3"/></text:p>
      <text:p text:style-name="P2" loext:marker-style-name="T3"><text:span text:style-name="Strong_20_Emphasis"><text:span text:style-name="T3">3.4. Использование материалов и сервисов Сайта регулируется нормами действующего законодательства Российской Федерации  </text:span></text:span><text:span text:style-name="T3"/></text:p>
      <text:p text:style-name="P5" loext:marker-style-name="T1"><text:span text:style-name="Strong_20_Emphasis"><text:span text:style-name="T1"/></text:span></text:p>
      <text:p text:style-name="P5" loext:marker-style-name="T1"><text:span text:style-name="Strong_20_Emphasis"><text:span text:style-name="T1"/></text:span></text:p>
      <text:p text:style-name="P1" loext:marker-style-name="T1"><text:soft-page-break/><text:span text:style-name="Strong_20_Emphasis"><text:span text:style-name="T1">4. ПРАВА И ОБЯЗАННОСТИ СТОРОН </text:span></text:span><text:span text:style-name="T1"/></text:p>
      <text:p text:style-name="P2" loext:marker-style-name="T3"><text:span text:style-name="Strong_20_Emphasis"><text:span text:style-name="T3">4.1. Администрация сайта вправе: </text:span></text:span><text:span text:style-name="T3"/></text:p>
      <text:p text:style-name="Standard" loext:marker-style-name="T3"><text:span text:style-name="Strong_20_Emphasis"><text:span text:style-name="T3">4.1.1. Изменять правила пользования Сайтом, а также изменять содержание данного Сайта. Изменения вступают в силу с момента публикации новой редакции Соглашения на Сайте.</text:span></text:span><text:span text:style-name="T3"/></text:p>
      <text:p text:style-name="P2" loext:marker-style-name="T3"><text:span text:style-name="Strong_20_Emphasis"><text:span text:style-name="T3">4.2. Пользователь вправе:</text:span></text:span><text:span text:style-name="T3"/></text:p>
      <text:p text:style-name="P3" loext:marker-style-name="T3"><text:span text:style-name="Strong_20_Emphasis"><text:span text:style-name="T3">4.2.1. Пользоваться всеми имеющимися на Сайте услугами, а также приобретать любые Товары и/или Услуги, предлагаемые на Сайте.</text:span></text:span><text:span text:style-name="T3"/></text:p>
      <text:p text:style-name="P6" loext:marker-style-name="T11"><text:span text:style-name="Strong_20_Emphasis"><text:span text:style-name="T3">4.2.2. Задавать любые вопросы, относящиеся к услугам сайта: • по телефону: +7-9</text:span></text:span><text:span text:style-name="Strong_20_Emphasis"><text:span text:style-name="T6">50</text:span></text:span><text:span text:style-name="Strong_20_Emphasis"><text:span text:style-name="T3">-</text:span></text:span><text:span text:style-name="Strong_20_Emphasis"><text:span text:style-name="T6">006</text:span></text:span><text:span text:style-name="Strong_20_Emphasis"><text:span text:style-name="T3">-</text:span></text:span><text:span text:style-name="Strong_20_Emphasis"><text:span text:style-name="T6">93</text:span></text:span><text:span text:style-name="Strong_20_Emphasis"><text:span text:style-name="T3">-</text:span></text:span><text:span text:style-name="Strong_20_Emphasis"><text:span text:style-name="T6">95</text:span></text:span><text:span text:style-name="Strong_20_Emphasis"><text:span text:style-name="T3"> • по электронной почте:</text:span></text:span><text:span text:style-name="T9">hotel</text:span><text:span text:style-name="T10">Baggins</text:span><text:span text:style-name="T9">@gmail.com</text:span><text:span text:style-name="Strong_20_Emphasis"><text:span text:style-name="T3"> через Форму обратной связи, расположенную по адресу: https://www.</text:span></text:span><text:span text:style-name="Strong_20_Emphasis"><text:span text:style-name="T6">baggins</text:span></text:span><text:span text:style-name="Strong_20_Emphasis"><text:span text:style-name="T3">.ru</text:span></text:span></text:p>
      <text:p text:style-name="P3" loext:marker-style-name="T3"><text:span text:style-name="Strong_20_Emphasis"><text:span text:style-name="T3">4.2.3. Пользоваться Сайтом исключительно в целях и порядке, предусмотренных Соглашением и не запрещенных законодательством Российской Федерации.</text:span></text:span><text:span text:style-name="T3"/></text:p>
      <text:p text:style-name="P3" loext:marker-style-name="T3"><text:span text:style-name="Strong_20_Emphasis"><text:span text:style-name="T3">4.2.5. Требовать от администрации скрытия любой информации о пользователе.</text:span></text:span><text:span text:style-name="T3"/></text:p>
      <text:p text:style-name="P3" loext:marker-style-name="T3"><text:span text:style-name="Strong_20_Emphasis"><text:span text:style-name="T3">4.2.6. Использовать информацию сайта в коммерческих целях без специального разрешения.</text:span></text:span><text:span text:style-name="T3"/></text:p>
      <text:p text:style-name="P3" loext:marker-style-name="T3"><text:span text:style-name="Strong_20_Emphasis"><text:span text:style-name="T3">4.3. Пользователь Сайта обязуется </text:span></text:span><text:span text:style-name="T3"/></text:p>
      <text:p text:style-name="P3" loext:marker-style-name="T3"><text:span text:style-name="Strong_20_Emphasis"><text:span text:style-name="T3">4.3.1. Предоставлять по запросу Администрации сайта дополнительную информацию, которая имеет непосредственное отношение к предоставляемым услугам данного Сайта. </text:span></text:span><text:span text:style-name="T3"/></text:p>
      <text:p text:style-name="P3" loext:marker-style-name="T3"><text:span text:style-name="Strong_20_Emphasis"><text:span text:style-name="T3">4.3.2. Соблюдать имущественные и неимущественные права авторов и иных правообладателей при использовании Сайта.</text:span></text:span><text:span text:style-name="T3"/></text:p>
      <text:p text:style-name="P3" loext:marker-style-name="T3"><text:span text:style-name="Strong_20_Emphasis"><text:span text:style-name="T3">4.3.3. Не предпринимать действий, которые могут рассматриваться как нарушающие нормальную работу Сайта.</text:span></text:span><text:span text:style-name="T3"/></text:p>
      <text:p text:style-name="P3" loext:marker-style-name="T3"><text:span text:style-name="Strong_20_Emphasis"><text:span text:style-name="T3">4.3.4. Не распространять с использованием Сайта любую конфиденциальную и охраняемую законодательством Российской Федерации информацию о физических либо юридических лицах.</text:span></text:span><text:span text:style-name="T3"/></text:p>
      <text:p text:style-name="P3" loext:marker-style-name="T3"><text:span text:style-name="Strong_20_Emphasis"><text:span text:style-name="T3">4.3.5. Избегать любых действий, в результате которых может быть нарушена конфиденциальность охраняемой законодательством Российской Федерации информации. </text:span></text:span><text:span text:style-name="T3"/></text:p>
      <text:p text:style-name="P3" loext:marker-style-name="T3"><text:soft-page-break/><text:span text:style-name="Strong_20_Emphasis"><text:span text:style-name="T3">4.3.6. Не использовать Сайт для распространения информации рекламного характера, иначе как с согласия Администрации сайта.</text:span></text:span><text:span text:style-name="T3"/></text:p>
      <text:p text:style-name="P3" loext:marker-style-name="T3"><text:span text:style-name="Strong_20_Emphasis"><text:span text:style-name="T3">4.3.7. Не использовать сервисы с целью:</text:span></text:span><text:span text:style-name="T3"/></text:p>
      <text:p text:style-name="P3" loext:marker-style-name="T3"><text:span text:style-name="Strong_20_Emphasis"><text:span text:style-name="T3">4.3.7.1. нарушения прав несовершеннолетних лиц и (или) причинение им вреда в любой форме.</text:span></text:span><text:span text:style-name="T3"/></text:p>
      <text:p text:style-name="P3" loext:marker-style-name="T3"><text:span text:style-name="Strong_20_Emphasis"><text:span text:style-name="T3">4.3.7.2. ущемления прав меньшинств.</text:span></text:span><text:span text:style-name="T3"/></text:p>
      <text:p text:style-name="P3" loext:marker-style-name="T3"><text:span text:style-name="Strong_20_Emphasis"><text:span text:style-name="T3">4.3.7.3. представления себя за другого человека или представителя организации и (или) сообщества без достаточных на то прав, в том числе за сотрудников данного сайта.</text:span></text:span><text:span text:style-name="T3"/></text:p>
      <text:p text:style-name="P3" loext:marker-style-name="T3"><text:span text:style-name="Strong_20_Emphasis"><text:span text:style-name="T3">4.3.7.4. введения в заблуждение относительно свойств и характеристик какого-либо Товара и/или услуги, размещенных на Сайте.</text:span></text:span><text:span text:style-name="T3"/></text:p>
      <text:p text:style-name="P3" loext:marker-style-name="T3"><text:span text:style-name="Strong_20_Emphasis"><text:span text:style-name="T3">4.3.7.5. некорректного сравнения Товара и/или Услуги, а также формирования негативного отношения к лицам, (не) пользующимся определенными Товарами и/или услугами, или осуждения таких лиц.</text:span></text:span><text:span text:style-name="T3"/></text:p>
      <text:p text:style-name="P3" loext:marker-style-name="T3"><text:span text:style-name="Strong_20_Emphasis"><text:span text:style-name="T3">4.3.7.6. загрузки контента, который является незаконным, нарушает любые права третьих лиц; пропагандирует насилие, жестокость, ненависть и (или) дискриминацию по расовому, национальному, половому, религиозному, социальному признакам; содержит недостоверные сведения и (или) оскорбления в адрес конкретных лиц, организаций, органов власти.</text:span></text:span><text:span text:style-name="T3"/></text:p>
      <text:p text:style-name="P3" loext:marker-style-name="T3"><text:span text:style-name="Strong_20_Emphasis"><text:span text:style-name="T3">4.3.7.7. побуждения к совершению противоправных действий, а также содействия лицам, действия которых направлены на нарушение ограничений и запретов, действующих на территории Российской Федерации.</text:span></text:span><text:span text:style-name="T3"/></text:p>
      <text:p text:style-name="P3" loext:marker-style-name="T3"><text:span text:style-name="Strong_20_Emphasis"><text:span text:style-name="T3">4.3.8. Обеспечить достоверность предоставляемой информации</text:span></text:span><text:span text:style-name="T3"/></text:p>
      <text:p text:style-name="P3" loext:marker-style-name="T3"><text:span text:style-name="Strong_20_Emphasis"><text:span text:style-name="T3">4.3.9. Обеспечивать сохранность личных данных от доступа третьих лиц.</text:span></text:span><text:span text:style-name="T3"/></text:p>
      <text:p text:style-name="P2" loext:marker-style-name="T3"><text:span text:style-name="Strong_20_Emphasis"><text:span text:style-name="T3">4.4. Пользователю запрещается:</text:span></text:span><text:span text:style-name="T3"/></text:p>
      <text:p text:style-name="P3" loext:marker-style-name="T3"><text:span text:style-name="Strong_20_Emphasis"><text:span text:style-name="T3">4.4.1. Использовать любые устройства, программы, процедуры, алгоритмы и методы, автоматические устройства или эквивалентные ручные процессы для доступа, приобретения, копирования или отслеживания содержания Сайта. </text:span></text:span><text:span text:style-name="T3"/></text:p>
      <text:p text:style-name="P3" loext:marker-style-name="T3"><text:span text:style-name="Strong_20_Emphasis"><text:span text:style-name="T3">4.4.2. Нарушать надлежащее функционирование Сайта.</text:span></text:span><text:span text:style-name="T3"/></text:p>
      <text:p text:style-name="P3" loext:marker-style-name="T3"><text:soft-page-break/><text:span text:style-name="Strong_20_Emphasis"><text:span text:style-name="T3">4.4.3. Любым способом обходить навигационную структуру Сайта для получения или попытки получения любой информации, документов или материалов любыми средствами, которые специально не представлены сервисами данного Сайта.</text:span></text:span><text:span text:style-name="T3"/></text:p>
      <text:p text:style-name="P3" loext:marker-style-name="T3"><text:span text:style-name="Strong_20_Emphasis"><text:span text:style-name="T3">4.4.4. Несанкционированный доступ к функциям Сайта, любым другим системам или сетям, относящимся к данному Сайту, а также к любым услугам, предлагаемым на Сайте. </text:span></text:span><text:span text:style-name="T3"/></text:p>
      <text:p text:style-name="P3" loext:marker-style-name="T3"><text:span text:style-name="Strong_20_Emphasis"><text:span text:style-name="T3">4.4.4. Нарушать систему безопасности или аутентификации на Сайте или в любой сети, относящейся к Сайту. </text:span></text:span><text:span text:style-name="T3"/></text:p>
      <text:p text:style-name="P3" loext:marker-style-name="T3"><text:span text:style-name="Strong_20_Emphasis"><text:span text:style-name="T3">4.4.5. Выполнять обратный поиск, отслеживать или пытаться отслеживать любую информацию о любом другом Пользователе Сайта.</text:span></text:span><text:span text:style-name="T3"/></text:p>
      <text:p text:style-name="P3" loext:marker-style-name="T3"><text:span text:style-name="Strong_20_Emphasis"><text:span text:style-name="T3">4.4.6. Использовать Сайт и его Содержание в любых целях, запрещенных законодательством Российской Федерации, а также подстрекать к любой незаконной деятельности или другой деятельности, нарушающей права Сайта или других лиц. </text:span></text:span><text:span text:style-name="T3"/></text:p>
      <text:p text:style-name="P1" loext:marker-style-name="T1"><text:span text:style-name="Strong_20_Emphasis"><text:span text:style-name="T1">5. ИСПОЛЬЗОВАНИЕ САЙТА </text:span></text:span><text:span text:style-name="T1"/></text:p>
      <text:p text:style-name="P2" loext:marker-style-name="T3"><text:span text:style-name="Strong_20_Emphasis"><text:span text:style-name="T3">5.1. Сайт и Содержание, входящее в состав Сайта, принадлежит и управляется Администрацией сайта.</text:span></text:span><text:span text:style-name="T3"/></text:p>
      <text:p text:style-name="P2" loext:marker-style-name="T3"><text:span text:style-name="Strong_20_Emphasis"><text:span text:style-name="T3">5.2. Содержание Сайта защищено авторским правом, законодательством о товарных знаках, а также другими правами, связанными с интеллектуальной собственностью, и законодательством о недобросовестной конкуренции.</text:span></text:span><text:span text:style-name="T3"/></text:p>
      <text:p text:style-name="P2" loext:marker-style-name="T3"><text:span text:style-name="Strong_20_Emphasis"><text:span text:style-name="T3"><text:s/>5.3. Настоящее Соглашение распространяет свое действия на все дополнительные положения и условия о покупке Товара и/или оказанию услуг, предоставляемых на Сайте. </text:span></text:span><text:span text:style-name="T3"/></text:p>
      <text:p text:style-name="P2" loext:marker-style-name="T3"><text:span text:style-name="Strong_20_Emphasis"><text:span text:style-name="T3">5.4. Информация, размещаемая на Сайте, не должна истолковываться как изменение настоящего Соглашения.</text:span></text:span><text:span text:style-name="T3"/></text:p>
      <text:p text:style-name="P2" loext:marker-style-name="T3"><text:span text:style-name="Strong_20_Emphasis"><text:span text:style-name="T3">5.5. Администрация сайта имеет право в любое время без уведомления Пользователя вносить изменения в перечень Товаров и услуг, предлагаемых на Сайте, и (или) их цен.</text:span></text:span><text:span text:style-name="T3"/></text:p>
      <text:p text:style-name="P2" loext:marker-style-name="T3"><text:span text:style-name="Strong_20_Emphasis"><text:span text:style-name="T3">5.6. Документ указанный в пункте </text:span></text:span><text:span text:style-name="T3"/></text:p>
      <text:p text:style-name="P2" loext:marker-style-name="T3"><text:span text:style-name="Strong_20_Emphasis"><text:span text:style-name="T3">5.7. настоящего Соглашения регулирует в соответствующей части и распространяют свое действие на использование Пользователем Сайта.</text:span></text:span><text:span text:style-name="T3"/></text:p>
      <text:p text:style-name="P2" loext:marker-style-name="T3"><text:span text:style-name="Strong_20_Emphasis"><text:span text:style-name="T3">5.8. Политика конфиденциальности: politika_caita.</text:span></text:span><text:span text:style-name="Strong_20_Emphasis"><text:span text:style-name="T6">docx</text:span></text:span></text:p>
      <text:p text:style-name="P2" loext:marker-style-name="T3"><text:soft-page-break/><text:span text:style-name="Strong_20_Emphasis"><text:span text:style-name="T3">5.9. Любой из документов, перечисленных в пункте </text:span></text:span><text:span text:style-name="T3"/></text:p>
      <text:p text:style-name="P4" loext:marker-style-name="T3"><text:span text:style-name="Strong_20_Emphasis"><text:span text:style-name="T3">5.10 настоящего Соглашения может подлежать обновлению. Изменения вступают в силу с момента их опубликования на Сайте.  </text:span></text:span><text:span text:style-name="T3"/></text:p>
      <text:p text:style-name="P1" loext:marker-style-name="T1"><text:span text:style-name="Strong_20_Emphasis"><text:span text:style-name="T1">6. ОТВЕТСТВЕННОСТЬ </text:span></text:span><text:span text:style-name="T1"/></text:p>
      <text:p text:style-name="P2" loext:marker-style-name="T3"><text:span text:style-name="Strong_20_Emphasis"><text:span text:style-name="T3">6.1. Любые убытки, которые Пользователь может понести в случае умышленного или неосторожного нарушения любого положения настоящего Соглашения, а также вследствие несанкционированного доступа к коммуникациям другого Пользователя, Администрацией сайта не возмещаются.</text:span></text:span><text:span text:style-name="T3"/></text:p>
      <text:p text:style-name="P2" loext:marker-style-name="T3"><text:span text:style-name="Strong_20_Emphasis"><text:span text:style-name="T3">6.2. Администрация сайта не несет ответственности за:</text:span></text:span><text:span text:style-name="T3"/></text:p>
      <text:p text:style-name="P4" loext:marker-style-name="T3"><text:span text:style-name="Strong_20_Emphasis"><text:span text:style-name="T3">6.2.1. Задержки или сбои в процессе совершения операции, возникшие вследствие непреодолимой силы, а также любого случая неполадок в телекоммуникационных, компьютерных, электрических и иных смежных системах.</text:span></text:span><text:span text:style-name="T3"/></text:p>
      <text:p text:style-name="P4" loext:marker-style-name="T3"><text:span text:style-name="Strong_20_Emphasis"><text:span text:style-name="T3">6.2.2. Действия систем переводов, банков, платежных систем и задержки, связанные с их работой.</text:span></text:span><text:span text:style-name="T3"/></text:p>
      <text:p text:style-name="P4" loext:marker-style-name="T3"><text:span text:style-name="Strong_20_Emphasis"><text:span text:style-name="T3">6.2.3. Надлежащее функционирование Сайта в случае, если Пользователь не имеет необходимых технических средств для его использования, а также не несет никаких обязательств по обеспечению пользователей такими средствами.  </text:span></text:span><text:span text:style-name="T3"/></text:p>
      <text:p text:style-name="P1" loext:marker-style-name="T1"><text:span text:style-name="Strong_20_Emphasis"><text:span text:style-name="T1">7. НАРУШЕНИЕ УСЛОВИИ ПОЛЬЗОВАТЕЛЬСКОГО СОГЛАШЕНИЯ </text:span></text:span><text:span text:style-name="T1"/></text:p>
      <text:p text:style-name="P2" loext:marker-style-name="T3"><text:span text:style-name="Strong_20_Emphasis"><text:span text:style-name="T3">7.1. Администрация сайта имеет право раскрыть информацию о Пользователе, если действующее законодательство Российской Федерации требует или разрешает такое раскрытие.</text:span></text:span><text:span text:style-name="T3"/></text:p>
      <text:p text:style-name="P2" loext:marker-style-name="T3"><text:span text:style-name="Strong_20_Emphasis"><text:span text:style-name="T3">7.2. Администрация сайта вправе без предварительного уведомления Пользователя прекратить и (или) заблокировать доступ к Сайту, если Пользователь нарушил настоящее Соглашение или содержащиеся в иных документах условия пользования Сайтом, а также в случае прекращения действия Сайта либо по причине технической неполадки или проблемы.</text:span></text:span><text:span text:style-name="T3"/></text:p>
      <text:p text:style-name="P2" loext:marker-style-name="T3"><text:span text:style-name="Strong_20_Emphasis"><text:span text:style-name="T3">7.3. Администрация сайта не несет ответственности перед Пользователем или третьими лицами за прекращение доступа к Сайту в случае нарушения Пользователем любого положения настоящего Соглашения или иного документа, содержащего условия пользования Сайтом.  </text:span></text:span><text:span text:style-name="T3"/></text:p>
      <text:p text:style-name="P5" loext:marker-style-name="T1"><text:span text:style-name="Strong_20_Emphasis"><text:span text:style-name="T1"/></text:span></text:p>
      <text:p text:style-name="P1" loext:marker-style-name="T1"><text:soft-page-break/><text:span text:style-name="Strong_20_Emphasis"><text:span text:style-name="T1">8. РАЗРЕШЕНИЕ СПОРОВ </text:span></text:span><text:span text:style-name="T1"/></text:p>
      <text:p text:style-name="P2" loext:marker-style-name="T3"><text:span text:style-name="Strong_20_Emphasis"><text:span text:style-name="T3">8.1. В случае возникновения любых разногласий или споров между Сторонами настоящего Соглашения обязательным условием до обращения в суд является предъявление претензии (письменного предложения о добровольном урегулировании спора).</text:span></text:span><text:span text:style-name="T3"/></text:p>
      <text:p text:style-name="P2" loext:marker-style-name="T3"><text:span text:style-name="Strong_20_Emphasis"><text:span text:style-name="T3">8.2. Получатель претензии в течение 30 календарных дней со дня ее получения, письменно уведомляет заявителя претензии о результатах рассмотрения претензии.</text:span></text:span><text:span text:style-name="T3"/></text:p>
      <text:p text:style-name="P2" loext:marker-style-name="T3"><text:span text:style-name="Strong_20_Emphasis"><text:span text:style-name="T3">8.3. При невозможности разрешить спор в добровольном порядке любая из Сторон вправе обратиться в суд за защитой своих прав, которые предоставлены им действующим законодательством Российской Федерации. </text:span></text:span><text:span text:style-name="T3"/></text:p>
      <text:p text:style-name="P2" loext:marker-style-name="T3"><text:span text:style-name="Strong_20_Emphasis"><text:span text:style-name="T3">8.4. Любой иск в отношении условий использования Сайта должен быть предъявлен в течение 5 дней после возникновения оснований для иска, за исключением защиты авторских прав на охраняемые в соответствии с законодательством материалы Сайта. При нарушении условий данного пункта любой иск оставляется судом без рассмотрения. </text:span></text:span><text:span text:style-name="T3"/></text:p>
      <text:p text:style-name="P1" loext:marker-style-name="T1"><text:span text:style-name="Strong_20_Emphasis"><text:span text:style-name="T1">9. ДОПОЛНИТЕЛЬНЫЕ УСЛОВИЯ </text:span></text:span><text:span text:style-name="T1"/></text:p>
      <text:p text:style-name="P2" loext:marker-style-name="T3"><text:span text:style-name="Strong_20_Emphasis"><text:span text:style-name="T3">9.1. Администрация сайта не принимает встречные предложения от Пользователя относительно изменений настоящего Пользовательского соглашения.</text:span></text:span><text:span text:style-name="T3"/></text:p>
      <text:p text:style-name="P2" loext:marker-style-name="T12"><text:span text:style-name="Strong_20_Emphasis"><text:span text:style-name="T3">9.2. Отзывы Пользователя, размещенные на Сайте, не являются конфиденциальной информацией и могут быть использованы Администрацией сайта без ограничений.</text:span></text:span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Book_20_Title" style:display-name="Book Title" style:family="text" style:parent-style-name="Default_20_Paragraph_20_Font_20__28_WW_29_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Заголовок_20_Знак" style:display-name="Заголовок Знак" style:family="text" style:parent-style-name="Default_20_Paragraph_20_Font_20__28_WW_29_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Заголовок_20_2_20_Знак" style:display-name="Заголовок 2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86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40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67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94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21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8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75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2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86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40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67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94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21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8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75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2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86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40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67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94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21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8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75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2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-0.23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039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309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579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849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11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3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659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9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75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 Gor</meta:initial-creator>
    <meta:editing-cycles>4</meta:editing-cycles>
    <meta:creation-date>2023-05-04T20:21:00</meta:creation-date>
    <dc:date>2024-05-31T12:23:29.006486265</dc:date>
    <meta:editing-duration>PT1H11M55S</meta:editing-duration>
    <meta:generator>LibreOffice/24.2.3.2$Linux_X86_64 LibreOffice_project/420$Build-2</meta:generator>
    <meta:document-statistic meta:table-count="0" meta:image-count="0" meta:object-count="0" meta:page-count="7" meta:paragraph-count="84" meta:word-count="1412" meta:character-count="11703" meta:non-whitespace-character-count="10336"/>
    <meta:user-defined meta:name="AppVersion">16.0000</meta:user-defined>
    <meta:template xlink:type="simple" xlink:actuate="onRequest" xlink:title="Normal.dotm" xlink:href=""/>
  </office:meta>
</office:document-meta>
</file>